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4cm" svg:stroke-color="#000000" draw:marker-start-width="0.26cm" draw:marker-end-width="0.26cm" draw:fill-color="#ffffff" draw:textarea-horizontal-align="justify" draw:textarea-vertical-align="middle" draw:auto-grow-height="false" fo:padding-top="0.145cm" fo:padding-bottom="0.145cm" fo:padding-left="0.27cm" fo:padding-right="0.27cm" draw:shadow="visible"/>
    </style:style>
    <style:style style:name="gr2" style:family="graphic" style:parent-style-name="standard">
      <style:graphic-properties svg:stroke-width="0.04cm" svg:stroke-color="#000000" draw:marker-start-width="0.26cm" draw:marker-end-width="0.26cm" draw:fill-color="#99ccff" draw:textarea-horizontal-align="justify" draw:textarea-vertical-align="middle" draw:auto-grow-height="false" fo:padding-top="0.145cm" fo:padding-bottom="0.145cm" fo:padding-left="0.27cm" fo:padding-right="0.27cm" draw:shadow="visible"/>
    </style:style>
    <style:style style:name="gr3" style:family="graphic" style:parent-style-name="standard">
      <style:graphic-properties svg:stroke-width="0.04cm" svg:stroke-color="#000000" draw:marker-start-width="0.26cm" draw:marker-end-width="0.26cm" draw:fill-color="#ffff99" draw:textarea-horizontal-align="justify" draw:textarea-vertical-align="middle" draw:auto-grow-height="false" fo:padding-top="0.145cm" fo:padding-bottom="0.145cm" fo:padding-left="0.27cm" fo:padding-right="0.27cm" draw:shadow="visible"/>
    </style:style>
    <style:style style:name="gr4" style:family="graphic" style:parent-style-name="objectwithoutfill">
      <style:graphic-properties svg:stroke-width="0.04cm" draw:marker-start-width="0.26cm" draw:marker-end="Arrow" draw:marker-end-width="0.36cm" draw:fill="none" draw:textarea-vertical-align="middle" fo:padding-top="0.145cm" fo:padding-bottom="0.145cm" fo:padding-left="0.27cm" fo:padding-right="0.27cm"/>
    </style:style>
    <style:style style:name="gr5" style:family="graphic" style:parent-style-name="standard">
      <style:graphic-properties draw:stroke="none" svg:stroke-color="#000000" draw:fill="none" draw:fill-color="#ffffff" fo:min-height="4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line-height="150%" fo:text-align="center"/>
      <style:text-properties fo:font-size="15pt" fo:font-weight="normal" style:font-size-asian="15pt" style:font-weight-asian="normal" style:font-size-complex="15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1cm" svg:height="2.1cm" svg:x="0.2cm" svg:y="1.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2.1cm" svg:height="2.1cm" svg:x="2.3cm" svg:y="1.2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2.1cm" svg:height="2.1cm" svg:x="4.4cm" svg:y="1.2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cm" svg:height="2.1cm" svg:x="6.5cm" svg:y="1.2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2.1cm" svg:height="2.1cm" svg:x="12.5cm" svg:y="1.2cm">
          <text:p text:style-name="P1">23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2.1cm" svg:height="2.1cm" svg:x="0.2cm" svg:y="6cm">
          <text:p text:style-name="P2"><text:span text:style-name="T1">Node 23</text:span></text:p>
          <text:p text:style-name="P2"><text:span text:style-name="T1"/></text:p>
          <text:p text:style-name="P2"><text:span text:style-name="T1">P(23) = 0.2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cm" svg:height="2.1cm" svg:x="0.2cm" svg:y="8.1cm">
          <text:p text:style-name="P2"><text:span text:style-name="T1">Node 6</text:span></text:p>
          <text:p text:style-name="P2"><text:span text:style-name="T1"/></text:p>
          <text:p text:style-name="P2"><text:span text:style-name="T1">P(6) = 0.2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cm" svg:height="2.1cm" svg:x="0.2cm" svg:y="10.2cm">
          <text:p text:style-name="P2"><text:span text:style-name="T1">Node 18</text:span></text:p>
          <text:p text:style-name="P2"><text:span text:style-name="T1"/></text:p>
          <text:p text:style-name="P2"><text:span text:style-name="T1">P(18) = 0.1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2.1cm" svg:height="2.1cm" svg:x="2.3cm" svg:y="6cm">
          <text:p text:style-name="P2"><text:span text:style-name="T1">Node 21</text:span></text:p>
          <text:p text:style-name="P2"><text:span text:style-name="T1"/></text:p>
          <text:p text:style-name="P2"><text:span text:style-name="T1">P(14) = 0.4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2.1cm" svg:height="2.1cm" svg:x="4.4cm" svg:y="6cm">
          <text:p text:style-name="P2"><text:span text:style-name="T1">Node 5</text:span></text:p>
          <text:p text:style-name="P2"><text:span text:style-name="T1"/></text:p>
          <text:p text:style-name="P2"><text:span text:style-name="T1">P(5) = 0.5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cm" svg:height="2.1cm" svg:x="2.3cm" svg:y="8.1cm">
          <text:p text:style-name="P2"><text:span text:style-name="T1">Node 18</text:span></text:p>
          <text:p text:style-name="P2"><text:span text:style-name="T1"/></text:p>
          <text:p text:style-name="P2"><text:span text:style-name="T1">P(18) = 0.4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cm" svg:height="2.1cm" svg:x="4.4cm" svg:y="8.1cm">
          <text:p text:style-name="P2"><text:span text:style-name="T1">Node 20</text:span></text:p>
          <text:p text:style-name="P2"><text:span text:style-name="T1"/></text:p>
          <text:p text:style-name="P2"><text:span text:style-name="T1">P(20) = 0.2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2.1cm" svg:height="2.1cm" svg:x="12.5cm" svg:y="6cm">
          <text:p text:style-name="P2"><text:span text:style-name="T1">Node 5</text:span></text:p>
          <text:p text:style-name="P2"><text:span text:style-name="T1"/></text:p>
          <text:p text:style-name="P2"><text:span text:style-name="T1">P(5) = 0.3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cm" svg:height="2.1cm" svg:x="12.5cm" svg:y="8.1cm">
          <text:p text:style-name="P2"><text:span text:style-name="T1">Node 14</text:span></text:p>
          <text:p text:style-name="P2"><text:span text:style-name="T1"/></text:p>
          <text:p text:style-name="P2"><text:span text:style-name="T1">P(14) = 0.2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cm" svg:height="2.1cm" svg:x="12.5cm" svg:y="10.2cm">
          <text:p text:style-name="P2"><text:span text:style-name="T1">Node 17</text:span></text:p>
          <text:p text:style-name="P2"><text:span text:style-name="T1"/></text:p>
          <text:p text:style-name="P2"><text:span text:style-name="T1">P(17) = 0.22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.25cm" svg:y1="3.3cm" svg:x2="1.25cm" svg:y2="6cm" draw:start-shape="id1" draw:start-glue-point="2" draw:end-shape="id2" draw:end-glue-point="0" svg:d="m1250 3300v2700" svg:viewBox="0 0 1 2701">
          <text:p/>
        </draw:connector>
        <draw:connector draw:style-name="gr4" draw:text-style-name="P1" draw:layer="layout" draw:type="line" svg:x1="3.35cm" svg:y1="3.3cm" svg:x2="3.35cm" svg:y2="6cm" draw:start-shape="id3" draw:start-glue-point="2" draw:end-shape="id4" draw:end-glue-point="0" svg:d="m3350 3300v2700" svg:viewBox="0 0 1 2701">
          <text:p/>
        </draw:connector>
        <draw:connector draw:style-name="gr4" draw:text-style-name="P1" draw:layer="layout" draw:type="line" svg:x1="5.45cm" svg:y1="3.3cm" svg:x2="5.45cm" svg:y2="6cm" draw:start-shape="id5" draw:start-glue-point="2" draw:end-shape="id6" draw:end-glue-point="0" svg:d="m5450 3300v2700" svg:viewBox="0 0 1 2701">
          <text:p/>
        </draw:connector>
        <draw:connector draw:style-name="gr4" draw:text-style-name="P1" draw:layer="layout" draw:type="line" svg:x1="13.55cm" svg:y1="3.3cm" svg:x2="13.55cm" svg:y2="6cm" draw:start-shape="id7" draw:start-glue-point="2" draw:end-shape="id8" draw:end-glue-point="0" svg:d="m13550 3300v2700" svg:viewBox="0 0 1 2701">
          <text:p/>
        </draw:connector>
        <draw:custom-shape draw:style-name="gr3" draw:text-style-name="P2" draw:layer="layout" svg:width="2.1cm" svg:height="2.1cm" svg:x="0.2cm" svg:y="12.3cm">
          <text:p text:style-name="P2"><text:span text:style-name="T1">Node 4</text:span></text:p>
          <text:p text:style-name="P2"><text:span text:style-name="T1"/></text:p>
          <text:p text:style-name="P2"><text:span text:style-name="T1">P(4) = 0.1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cm" svg:height="2.1cm" svg:x="0.2cm" svg:y="14.4cm">
          <text:p text:style-name="P2"><text:span text:style-name="T1">Node 21</text:span></text:p>
          <text:p text:style-name="P2"><text:span text:style-name="T1"/></text:p>
          <text:p text:style-name="P2"><text:span text:style-name="T1">P(18) = 0.1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cm" svg:height="2.1cm" svg:x="2.3cm" svg:y="10.2cm">
          <text:p text:style-name="P2"><text:span text:style-name="T1">Node 16</text:span></text:p>
          <text:p text:style-name="P2"><text:span text:style-name="T1"/></text:p>
          <text:p text:style-name="P2"><text:span text:style-name="T1">P(16) = 0.06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cm" svg:height="2.1cm" svg:x="2.3cm" svg:y="12.3cm">
          <text:p text:style-name="P2"><text:span text:style-name="T1">Node 6</text:span></text:p>
          <text:p text:style-name="P2"><text:span text:style-name="T1"/></text:p>
          <text:p text:style-name="P2"><text:span text:style-name="T1">P(6) = 0.0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cm" svg:height="2.1cm" svg:x="4.4cm" svg:y="10.2cm">
          <text:p text:style-name="P2"><text:span text:style-name="T1">Node 11</text:span></text:p>
          <text:p text:style-name="P2"><text:span text:style-name="T1"/></text:p>
          <text:p text:style-name="P2"><text:span text:style-name="T1">P(18) = 0.2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cm" svg:height="2.1cm" svg:x="12.5cm" svg:y="12.3cm">
          <text:p text:style-name="P2"><text:span text:style-name="T1">Node 2</text:span></text:p>
          <text:p text:style-name="P2"><text:span text:style-name="T1"/></text:p>
          <text:p text:style-name="P2"><text:span text:style-name="T1">P(6) = 0.19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4.3cm" svg:height="5.249cm" svg:x="7.3cm" svg:y="6.6cm">
          <draw:text-box>
            <text:p text:style-name="P3"><text:span text:style-name="T2">enc(23) = 0</text:span></text:p>
            <text:p text:style-name="P3"><text:span text:style-name="T2">enc(21) = 1</text:span></text:p>
            <text:p text:style-name="P3"><text:span text:style-name="T2">enc(5) = 2</text:span><text:span text:style-name="T2"><text:line-break/></text:span><text:span text:style-name="T2">enc(17) = 23</text:span></text:p>
            <text:p text:style-name="P3"><text:span text:style-name="T2">enc(4) = 24</text:span></text:p>
            <text:p text:style-name="P3"><text:span text:style-name="T2">enc(2) = 24</text:span></text:p>
          </draw:text-box>
        </draw:frame>
        <draw:frame draw:style-name="gr6" draw:layer="layout" svg:width="1.62cm" svg:height="0.963cm" svg:x="0cm" svg:y="0.2cm">
          <draw:text-box>
            <text:p>Da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15cm" fo:page-height="1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01T09:33:16.64</meta:creation-date>
    <dc:date>2013-06-01T10:01:48.87</dc:date>
    <meta:editing-duration>PT12M50S</meta:editing-duration>
    <meta:editing-cycles>1</meta:editing-cycles>
    <meta:document-statistic meta:object-count="27"/>
    <meta:generator>LibreOffice/4.0.2.2$Windows_x86 LibreOffice_project/4c82dcdd6efcd48b1d8bba66bfe1989deee49c3</meta:generator>
  </office:meta>
</office:document-meta>
</file>